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_r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orts comp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rge Sort, 2 par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office:value-type="string" calcext:value-type="string">
            <text:p>Time 6</text:p>
          </table:table-cell>
          <table:table-cell office:value-type="string" calcext:value-type="string">
            <text:p>Time 7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Time 9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СРЗНАЧ</text:p>
          </table:table-cell>
          <table:table-cell office:value-type="string" calcext:value-type="string">
            <text:p>ОШИБК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4E-06</text:p>
          </table:table-cell>
          <table:table-cell table:number-columns-repeated="7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formula="of:=AVERAGE([.B4:.K4])" office:value-type="float" office:value="0.0000023" calcext:value-type="float">
            <text:p>2,3E-06</text:p>
          </table:table-cell>
          <table:table-cell table:formula="of:=SQRT(DEVSQ([.B4:.K4])/90)" office:value-type="float" office:value="0.000000213437474581095" calcext:value-type="float">
            <text:p>2,13437474581095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formula="of:=AVERAGE([.B5:.K5])" office:value-type="float" office:value="0.0000023" calcext:value-type="float">
            <text:p>2,3E-06</text:p>
          </table:table-cell>
          <table:table-cell table:formula="of:=SQRT(DEVSQ([.B5:.K5])/90)" office:value-type="float" office:value="0.000000152752523165195" calcext:value-type="float">
            <text:p>1,52752523165195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formula="of:=AVERAGE([.B6:.K6])" office:value-type="float" office:value="0.0000027" calcext:value-type="float">
            <text:p>2,7E-06</text:p>
          </table:table-cell>
          <table:table-cell table:formula="of:=SQRT(DEVSQ([.B6:.K6])/90)" office:value-type="float" office:value="0.000000152752523165195" calcext:value-type="float">
            <text:p>1,52752523165195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formula="of:=AVERAGE([.B7:.K7])" office:value-type="float" office:value="0.0000036" calcext:value-type="float">
            <text:p>3,6E-06</text:p>
          </table:table-cell>
          <table:table-cell table:formula="of:=SQRT(DEVSQ([.B7:.K7])/90)" office:value-type="float" office:value="0.000000163299316185545" calcext:value-type="float">
            <text:p>1,63299316185545E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00007" calcext:value-type="float">
            <text:p>7E-06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formula="of:=AVERAGE([.B8:.K8])" office:value-type="float" office:value="0.0000065" calcext:value-type="float">
            <text:p>6,5E-06</text:p>
          </table:table-cell>
          <table:table-cell table:formula="of:=SQRT(DEVSQ([.B8:.K8])/90)" office:value-type="float" office:value="0.000000166666666666667" calcext:value-type="float">
            <text:p>1,66666666666667E-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6" calcext:value-type="float">
            <text:p>1,6E-05</text:p>
          </table:table-cell>
          <table:table-cell office:value-type="float" office:value="0.000017" calcext:value-type="float">
            <text:p>1,7E-05</text:p>
          </table:table-cell>
          <table:table-cell office:value-type="float" office:value="0.000016" calcext:value-type="float">
            <text:p>1,6E-05</text:p>
          </table:table-cell>
          <table:table-cell office:value-type="float" office:value="0.000018" calcext:value-type="float">
            <text:p>1,8E-05</text:p>
          </table:table-cell>
          <table:table-cell office:value-type="float" office:value="0.000016" calcext:value-type="float">
            <text:p>1,6E-05</text:p>
          </table:table-cell>
          <table:table-cell table:number-columns-repeated="3" office:value-type="float" office:value="0.000017" calcext:value-type="float">
            <text:p>1,7E-05</text:p>
          </table:table-cell>
          <table:table-cell table:number-columns-repeated="2" office:value-type="float" office:value="0.000016" calcext:value-type="float">
            <text:p>1,6E-05</text:p>
          </table:table-cell>
          <table:table-cell table:formula="of:=AVERAGE([.B9:.K9])" office:value-type="float" office:value="0.0000166" calcext:value-type="float">
            <text:p>1,66E-05</text:p>
          </table:table-cell>
          <table:table-cell table:formula="of:=SQRT(DEVSQ([.B9:.K9])/90)" office:value-type="float" office:value="0.000000221108319357027" calcext:value-type="float">
            <text:p>2,21108319357027E-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0054" calcext:value-type="float">
            <text:p>5,4E-05</text:p>
          </table:table-cell>
          <table:table-cell table:number-columns-repeated="2" office:value-type="float" office:value="0.000053" calcext:value-type="float">
            <text:p>5,3E-05</text:p>
          </table:table-cell>
          <table:table-cell table:number-columns-repeated="2" office:value-type="float" office:value="0.000052" calcext:value-type="float">
            <text:p>5,2E-05</text:p>
          </table:table-cell>
          <table:table-cell table:number-columns-repeated="2" office:value-type="float" office:value="0.000053" calcext:value-type="float">
            <text:p>5,3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51" calcext:value-type="float">
            <text:p>5,1E-05</text:p>
          </table:table-cell>
          <table:table-cell table:formula="of:=AVERAGE([.B10:.K10])" office:value-type="float" office:value="0.0000529" calcext:value-type="float">
            <text:p>5,29E-05</text:p>
          </table:table-cell>
          <table:table-cell table:formula="of:=SQRT(DEVSQ([.B10:.K10])/90)" office:value-type="float" office:value="0.00000031446603773522" calcext:value-type="float">
            <text:p>3,1446603773522E-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184" calcext:value-type="float">
            <text:p>0,000184</text:p>
          </table:table-cell>
          <table:table-cell table:number-columns-repeated="2" office:value-type="float" office:value="0.000186" calcext:value-type="float">
            <text:p>0,000186</text:p>
          </table:table-cell>
          <table:table-cell office:value-type="float" office:value="0.000185" calcext:value-type="float">
            <text:p>0,000185</text:p>
          </table:table-cell>
          <table:table-cell table:number-columns-repeated="2" office:value-type="float" office:value="0.000168" calcext:value-type="float">
            <text:p>0,000168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00167" calcext:value-type="float">
            <text:p>0,000167</text:p>
          </table:table-cell>
          <table:table-cell table:formula="of:=AVERAGE([.B11:.K11])" office:value-type="float" office:value="0.0001755" calcext:value-type="float">
            <text:p>0,0001755</text:p>
          </table:table-cell>
          <table:table-cell table:formula="of:=SQRT(DEVSQ([.B11:.K11])/90)" office:value-type="float" office:value="0.00000307408522978788" calcext:value-type="float">
            <text:p>3,07408522978788E-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703" calcext:value-type="float">
            <text:p>0,000703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0.000627" calcext:value-type="float">
            <text:p>0,000627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556" calcext:value-type="float">
            <text:p>0,000556</text:p>
          </table:table-cell>
          <table:table-cell table:formula="of:=AVERAGE([.B12:.K12])" office:value-type="float" office:value="0.0006042" calcext:value-type="float">
            <text:p>0,0006042</text:p>
          </table:table-cell>
          <table:table-cell table:formula="of:=SQRT(DEVSQ([.B12:.K12])/90)" office:value-type="float" office:value="0.0000173120382008204" calcext:value-type="float">
            <text:p>1,73120382008204E-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189" calcext:value-type="float">
            <text:p>0,002189</text:p>
          </table:table-cell>
          <table:table-cell office:value-type="float" office:value="0.002097" calcext:value-type="float">
            <text:p>0,002097</text:p>
          </table:table-cell>
          <table:table-cell office:value-type="float" office:value="0.002129" calcext:value-type="float">
            <text:p>0,002129</text:p>
          </table:table-cell>
          <table:table-cell office:value-type="float" office:value="0.002115" calcext:value-type="float">
            <text:p>0,002115</text:p>
          </table:table-cell>
          <table:table-cell office:value-type="float" office:value="0.002102" calcext:value-type="float">
            <text:p>0,002102</text:p>
          </table:table-cell>
          <table:table-cell office:value-type="float" office:value="0.002119" calcext:value-type="float">
            <text:p>0,002119</text:p>
          </table:table-cell>
          <table:table-cell office:value-type="float" office:value="0.002128" calcext:value-type="float">
            <text:p>0,002128</text:p>
          </table:table-cell>
          <table:table-cell office:value-type="float" office:value="0.002114" calcext:value-type="float">
            <text:p>0,002114</text:p>
          </table:table-cell>
          <table:table-cell office:value-type="float" office:value="0.002093" calcext:value-type="float">
            <text:p>0,002093</text:p>
          </table:table-cell>
          <table:table-cell office:value-type="float" office:value="0.00205" calcext:value-type="float">
            <text:p>0,00205</text:p>
          </table:table-cell>
          <table:table-cell table:formula="of:=AVERAGE([.B13:.K13])" office:value-type="float" office:value="0.0021136" calcext:value-type="float">
            <text:p>0,0021136</text:p>
          </table:table-cell>
          <table:table-cell table:formula="of:=SQRT(DEVSQ([.B13:.K13])/90)" office:value-type="float" office:value="0.0000110756991251619" calcext:value-type="float">
            <text:p>1,10756991251619E-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817" calcext:value-type="float">
            <text:p>0,00817</text:p>
          </table:table-cell>
          <table:table-cell office:value-type="float" office:value="0.008252" calcext:value-type="float">
            <text:p>0,008252</text:p>
          </table:table-cell>
          <table:table-cell office:value-type="float" office:value="0.008183" calcext:value-type="float">
            <text:p>0,008183</text:p>
          </table:table-cell>
          <table:table-cell office:value-type="float" office:value="0.008135" calcext:value-type="float">
            <text:p>0,008135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8378" calcext:value-type="float">
            <text:p>0,008378</text:p>
          </table:table-cell>
          <table:table-cell office:value-type="float" office:value="0.00852" calcext:value-type="float">
            <text:p>0,00852</text:p>
          </table:table-cell>
          <table:table-cell office:value-type="float" office:value="0.008512" calcext:value-type="float">
            <text:p>0,008512</text:p>
          </table:table-cell>
          <table:table-cell office:value-type="float" office:value="0.008311" calcext:value-type="float">
            <text:p>0,008311</text:p>
          </table:table-cell>
          <table:table-cell office:value-type="float" office:value="0.008319" calcext:value-type="float">
            <text:p>0,008319</text:p>
          </table:table-cell>
          <table:table-cell table:formula="of:=AVERAGE([.B14:.K14])" office:value-type="float" office:value="0.00829" calcext:value-type="float">
            <text:p>0,00829</text:p>
          </table:table-cell>
          <table:table-cell table:formula="of:=SQRT(DEVSQ([.B14:.K14])/90)" office:value-type="float" office:value="0.0000461191693092772" calcext:value-type="float">
            <text:p>4,61191693092772E-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34185" calcext:value-type="float">
            <text:p>0,034185</text:p>
          </table:table-cell>
          <table:table-cell office:value-type="float" office:value="0.034139" calcext:value-type="float">
            <text:p>0,034139</text:p>
          </table:table-cell>
          <table:table-cell office:value-type="float" office:value="0.033749" calcext:value-type="float">
            <text:p>0,033749</text:p>
          </table:table-cell>
          <table:table-cell office:value-type="float" office:value="0.034442" calcext:value-type="float">
            <text:p>0,034442</text:p>
          </table:table-cell>
          <table:table-cell office:value-type="float" office:value="0.034258" calcext:value-type="float">
            <text:p>0,034258</text:p>
          </table:table-cell>
          <table:table-cell office:value-type="float" office:value="0.034128" calcext:value-type="float">
            <text:p>0,034128</text:p>
          </table:table-cell>
          <table:table-cell office:value-type="float" office:value="0.033674" calcext:value-type="float">
            <text:p>0,033674</text:p>
          </table:table-cell>
          <table:table-cell office:value-type="float" office:value="0.033743" calcext:value-type="float">
            <text:p>0,033743</text:p>
          </table:table-cell>
          <table:table-cell office:value-type="float" office:value="0.034245" calcext:value-type="float">
            <text:p>0,034245</text:p>
          </table:table-cell>
          <table:table-cell office:value-type="float" office:value="0.034195" calcext:value-type="float">
            <text:p>0,034195</text:p>
          </table:table-cell>
          <table:table-cell table:formula="of:=AVERAGE([.B15:.K15])" office:value-type="float" office:value="0.0340758" calcext:value-type="float">
            <text:p>0,0340758</text:p>
          </table:table-cell>
          <table:table-cell table:formula="of:=SQRT(DEVSQ([.B15:.K15])/90)" office:value-type="float" office:value="0.0000821771528129594" calcext:value-type="float">
            <text:p>8,21771528129594E-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48848" calcext:value-type="float">
            <text:p>0,148848</text:p>
          </table:table-cell>
          <table:table-cell office:value-type="float" office:value="0.146132" calcext:value-type="float">
            <text:p>0,146132</text:p>
          </table:table-cell>
          <table:table-cell office:value-type="float" office:value="0.147015" calcext:value-type="float">
            <text:p>0,147015</text:p>
          </table:table-cell>
          <table:table-cell office:value-type="float" office:value="0.146679" calcext:value-type="float">
            <text:p>0,146679</text:p>
          </table:table-cell>
          <table:table-cell office:value-type="float" office:value="0.146334" calcext:value-type="float">
            <text:p>0,146334</text:p>
          </table:table-cell>
          <table:table-cell office:value-type="float" office:value="0.144637" calcext:value-type="float">
            <text:p>0,144637</text:p>
          </table:table-cell>
          <table:table-cell office:value-type="float" office:value="0.147177" calcext:value-type="float">
            <text:p>0,147177</text:p>
          </table:table-cell>
          <table:table-cell office:value-type="float" office:value="0.150517" calcext:value-type="float">
            <text:p>0,150517</text:p>
          </table:table-cell>
          <table:table-cell office:value-type="float" office:value="0.152175" calcext:value-type="float">
            <text:p>0,152175</text:p>
          </table:table-cell>
          <table:table-cell office:value-type="float" office:value="0.152469" calcext:value-type="float">
            <text:p>0,152469</text:p>
          </table:table-cell>
          <table:table-cell table:formula="of:=AVERAGE([.B16:.K16])" office:value-type="float" office:value="0.1481983" calcext:value-type="float">
            <text:p>0,1481983</text:p>
          </table:table-cell>
          <table:table-cell table:formula="of:=SQRT(DEVSQ([.B16:.K16])/90)" office:value-type="float" office:value="0.000850039829785771" calcext:value-type="float">
            <text:p>0,00085003982978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618082" calcext:value-type="float">
            <text:p>0,618082</text:p>
          </table:table-cell>
          <table:table-cell office:value-type="float" office:value="0.619423" calcext:value-type="float">
            <text:p>0,619423</text:p>
          </table:table-cell>
          <table:table-cell office:value-type="float" office:value="0.652242" calcext:value-type="float">
            <text:p>0,652242</text:p>
          </table:table-cell>
          <table:table-cell office:value-type="float" office:value="0.660598" calcext:value-type="float">
            <text:p>0,660598</text:p>
          </table:table-cell>
          <table:table-cell office:value-type="float" office:value="0.647058" calcext:value-type="float">
            <text:p>0,647058</text:p>
          </table:table-cell>
          <table:table-cell office:value-type="float" office:value="0.674751" calcext:value-type="float">
            <text:p>0,674751</text:p>
          </table:table-cell>
          <table:table-cell office:value-type="float" office:value="0.628994" calcext:value-type="float">
            <text:p>0,628994</text:p>
          </table:table-cell>
          <table:table-cell office:value-type="float" office:value="0.621753" calcext:value-type="float">
            <text:p>0,621753</text:p>
          </table:table-cell>
          <table:table-cell office:value-type="float" office:value="0.61821" calcext:value-type="float">
            <text:p>0,61821</text:p>
          </table:table-cell>
          <table:table-cell office:value-type="float" office:value="0.623366" calcext:value-type="float">
            <text:p>0,623366</text:p>
          </table:table-cell>
          <table:table-cell table:formula="of:=AVERAGE([.B17:.K17])" office:value-type="float" office:value="0.6364477" calcext:value-type="float">
            <text:p>0,6364477</text:p>
          </table:table-cell>
          <table:table-cell table:formula="of:=SQRT(DEVSQ([.B17:.K17])/90)" office:value-type="float" office:value="0.00651049915657608" calcext:value-type="float">
            <text:p>0,00651049915657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627889" calcext:value-type="float">
            <text:p>2,627889</text:p>
          </table:table-cell>
          <table:table-cell office:value-type="float" office:value="2.613872" calcext:value-type="float">
            <text:p>2,613872</text:p>
          </table:table-cell>
          <table:table-cell office:value-type="float" office:value="2.675653" calcext:value-type="float">
            <text:p>2,675653</text:p>
          </table:table-cell>
          <table:table-cell office:value-type="float" office:value="2.662753" calcext:value-type="float">
            <text:p>2,662753</text:p>
          </table:table-cell>
          <table:table-cell office:value-type="float" office:value="2.686403" calcext:value-type="float">
            <text:p>2,686403</text:p>
          </table:table-cell>
          <table:table-cell office:value-type="float" office:value="2.684274" calcext:value-type="float">
            <text:p>2,684274</text:p>
          </table:table-cell>
          <table:table-cell office:value-type="float" office:value="2.609374" calcext:value-type="float">
            <text:p>2,609374</text:p>
          </table:table-cell>
          <table:table-cell office:value-type="float" office:value="2.555308" calcext:value-type="float">
            <text:p>2,555308</text:p>
          </table:table-cell>
          <table:table-cell office:value-type="float" office:value="2.68852" calcext:value-type="float">
            <text:p>2,68852</text:p>
          </table:table-cell>
          <table:table-cell office:value-type="float" office:value="2.68621" calcext:value-type="float">
            <text:p>2,68621</text:p>
          </table:table-cell>
          <table:table-cell table:formula="of:=AVERAGE([.B18:.K18])" office:value-type="float" office:value="2.6490256" calcext:value-type="float">
            <text:p>2,6490256</text:p>
          </table:table-cell>
          <table:table-cell table:formula="of:=SQRT(DEVSQ([.B18:.K18])/90)" office:value-type="float" office:value="0.0143438861518689" calcext:value-type="float">
            <text:p>0,01434388615186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.8753" calcext:value-type="float">
            <text:p>10,8753</text:p>
          </table:table-cell>
          <table:table-cell office:value-type="float" office:value="10.885715" calcext:value-type="float">
            <text:p>10,885715</text:p>
          </table:table-cell>
          <table:table-cell office:value-type="float" office:value="10.870003" calcext:value-type="float">
            <text:p>10,870003</text:p>
          </table:table-cell>
          <table:table-cell office:value-type="float" office:value="10.833347" calcext:value-type="float">
            <text:p>10,833347</text:p>
          </table:table-cell>
          <table:table-cell office:value-type="float" office:value="10.849369" calcext:value-type="float">
            <text:p>10,849369</text:p>
          </table:table-cell>
          <table:table-cell office:value-type="float" office:value="10.878761" calcext:value-type="float">
            <text:p>10,878761</text:p>
          </table:table-cell>
          <table:table-cell office:value-type="float" office:value="10.84257" calcext:value-type="float">
            <text:p>10,84257</text:p>
          </table:table-cell>
          <table:table-cell office:value-type="float" office:value="10.870074" calcext:value-type="float">
            <text:p>10,870074</text:p>
          </table:table-cell>
          <table:table-cell office:value-type="float" office:value="10.823625" calcext:value-type="float">
            <text:p>10,823625</text:p>
          </table:table-cell>
          <table:table-cell office:value-type="float" office:value="10.835093" calcext:value-type="float">
            <text:p>10,835093</text:p>
          </table:table-cell>
          <table:table-cell table:formula="of:=AVERAGE([.B19:.K19])" office:value-type="float" office:value="10.8563857" calcext:value-type="float">
            <text:p>10,8563857</text:p>
          </table:table-cell>
          <table:table-cell table:formula="of:=SQRT(DEVSQ([.B19:.K19])/90)" office:value-type="float" office:value="0.00698326963383836" calcext:value-type="float">
            <text:p>0,00698326963383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3.67356" calcext:value-type="float">
            <text:p>43,67356</text:p>
          </table:table-cell>
          <table:table-cell office:value-type="float" office:value="43.5805" calcext:value-type="float">
            <text:p>43,5805</text:p>
          </table:table-cell>
          <table:table-cell office:value-type="float" office:value="43.65652" calcext:value-type="float">
            <text:p>43,65652</text:p>
          </table:table-cell>
          <table:table-cell office:value-type="float" office:value="43.68481" calcext:value-type="float">
            <text:p>43,68481</text:p>
          </table:table-cell>
          <table:table-cell office:value-type="float" office:value="44.282442" calcext:value-type="float">
            <text:p>44,282442</text:p>
          </table:table-cell>
          <table:table-cell office:value-type="float" office:value="44.642962" calcext:value-type="float">
            <text:p>44,642962</text:p>
          </table:table-cell>
          <table:table-cell office:value-type="float" office:value="43.794174" calcext:value-type="float">
            <text:p>43,794174</text:p>
          </table:table-cell>
          <table:table-cell office:value-type="float" office:value="43.694032" calcext:value-type="float">
            <text:p>43,694032</text:p>
          </table:table-cell>
          <table:table-cell office:value-type="float" office:value="44.493616" calcext:value-type="float">
            <text:p>44,493616</text:p>
          </table:table-cell>
          <table:table-cell office:value-type="float" office:value="43.656506" calcext:value-type="float">
            <text:p>43,656506</text:p>
          </table:table-cell>
          <table:table-cell table:formula="of:=AVERAGE([.B20:.K20])" office:value-type="float" office:value="43.9159122" calcext:value-type="float">
            <text:p>43,9159122</text:p>
          </table:table-cell>
          <table:table-cell table:formula="of:=SQRT(DEVSQ([.B20:.K20])/90)" office:value-type="float" office:value="0.125607777917859" calcext:value-type="float">
            <text:p>0,12560777791785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76.124747" calcext:value-type="float">
            <text:p>176,124747</text:p>
          </table:table-cell>
          <table:table-cell office:value-type="float" office:value="175.661127" calcext:value-type="float">
            <text:p>175,661127</text:p>
          </table:table-cell>
          <table:table-cell office:value-type="float" office:value="176.714116" calcext:value-type="float">
            <text:p>176,714116</text:p>
          </table:table-cell>
          <table:table-cell table:number-columns-repeated="7"/>
          <table:table-cell table:formula="of:=AVERAGE([.B21:.D21])" office:value-type="float" office:value="176.166663333333" calcext:value-type="float">
            <text:p>176,166663333333</text:p>
          </table:table-cell>
          <table:table-cell table:formula="of:=SQRT(DEVSQ([.B21:.D21])/6)" office:value-type="float" office:value="0.304693393857022" calcext:value-type="float">
            <text:p>0,304693393857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4:25:41.288892753</dc:date>
    <meta:editing-duration>PT2M39S</meta:editing-duration>
    <meta:editing-cycles>1</meta:editing-cycles>
    <meta:document-statistic meta:table-count="1" meta:cell-count="242" meta:object-count="0"/>
    <meta:generator>LibreOffice/6.0.7.3$Linux_X86_64 LibreOffice_project/00m0$Build-3</meta:generator>
  </office:meta>
</office:document-meta>
</file>